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protect="size" style:writing-mode="lr-tb" loext:decorative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34cm" fo:min-width="0cm" loext:decorative="fals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174cm" fo:min-width="0cm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svg:stroke-color="#000000" draw:fill="none" draw:textarea-vertical-align="middle" loext:decorative="false"/>
    </style:style>
    <style:style style:name="gr6" style:family="graphic" style:parent-style-name="standard">
      <style:graphic-properties draw:stroke="none" svg:stroke-width="0.25cm" svg:stroke-color="#000000" draw:marker-start-width="0.575cm" draw:marker-end-width="0.575cm" draw:fill="none" draw:fill-color="#ffffff" fo:min-height="1.25cm" loext:decorative="false"/>
      <style:paragraph-properties style:writing-mode="lr-tb"/>
    </style:style>
    <style:style style:name="gr7" style:family="graphic" style:parent-style-name="standard">
      <style:graphic-properties draw:stroke="none" svg:stroke-width="0.25cm" svg:stroke-color="#000000" draw:marker-start-width="0.575cm" draw:marker-end-width="0.575cm" draw:fill="none" draw:fill-color="#ffffff" draw:auto-grow-height="false" fo:min-height="1.25cm" loext:decorative="false"/>
      <style:paragraph-properties style:writing-mode="lr-tb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34cm" fo:min-width="0cm" style:protect="size" loext:decorative="false"/>
    </style:style>
    <style:style style:name="gr10" style:family="graphic">
      <style:graphic-properties style:protect="size" loext:decorative="false"/>
    </style:style>
    <style:style style:name="gr11" style:family="graphic" style:parent-style-name="standard">
      <style:graphic-properties svg:stroke-width="0.05cm" svg:stroke-color="#000000" draw:marker-start-width="0.35cm" draw:marker-end-width="0.3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style:protect="size" loext:decorative="false"/>
    </style:style>
    <style:style style:name="gr12" style:family="graphic">
      <style:graphic-properties style:writing-mode="lr-tb" loext:decorative="false"/>
    </style:style>
    <style:style style:name="gr13" style:family="graphic" style:parent-style-name="standard">
      <style:graphic-properties svg:stroke-width="0cm" svg:stroke-color="#000000" draw:marker-start="" draw:marker-start-width="0.2cm" draw:marker-end="Arrow_20_concave" draw:marker-end-width="0.2cm" draw:textarea-vertical-align="middle" fo:padding-top="0.125cm" fo:padding-bottom="0.125cm" fo:padding-left="0.25cm" fo:padding-right="0.25cm" loext:decorative="false"/>
    </style:style>
    <style:style style:name="gr1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 loext:decorative="false"/>
    </style:style>
    <style:style style:name="gr15" style:family="graphic" style:parent-style-name="objectwithoutfill">
      <style:graphic-properties svg:stroke-color="#000000" draw:marker-start="Arrow_20_concave" draw:marker-end="" draw:marker-end-width="0.2cm" draw:fill="none" draw:textarea-vertical-align="middle" loext:decorative="false"/>
    </style:style>
    <style:style style:name="gr16" style:family="graphic" style:parent-style-name="standard">
      <style:graphic-properties svg:stroke-width="0cm" svg:stroke-color="#000000" draw:marker-start="Arrow_20_concave" draw:marker-start-width="0.2cm" draw:marker-end-width="0.2cm" draw:textarea-vertical-align="middle" fo:padding-top="0.125cm" fo:padding-bottom="0.125cm" fo:padding-left="0.25cm" fo:padding-right="0.25cm" loext:decorative="false"/>
    </style:style>
    <style:style style:name="gr17" style:family="graphic" style:parent-style-name="objectwithoutfill">
      <style:graphic-properties svg:stroke-color="#000000" draw:marker-end="Arrow_20_concave" draw:marker-end-width="0.2cm" draw:fill="none" draw:textarea-vertical-align="middle" loext:decorative="false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3.174cm" fo:min-width="10.606cm" loext:decorative="false"/>
    </style:style>
    <style:style style:name="gr19" style:family="graphic" style:parent-style-name="standard">
      <style:graphic-properties draw:stroke="none" draw:fill="none" fo:min-height="1.279cm" loext:decorative="false"/>
      <style:paragraph-properties style:writing-mode="lr-tb"/>
    </style:style>
    <style:style style:name="gr20" style:family="graphic" style:parent-style-name="standard">
      <style:graphic-properties svg:stroke-width="0.05cm" svg:stroke-color="#000000" draw:marker-start-width="0.35cm" draw:marker-end-width="0.35cm" draw:fill="none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21" style:family="graphic" style:parent-style-name="standard">
      <style:graphic-properties draw:stroke="none" svg:stroke-color="#000000" draw:fill="none" draw:fill-color="#ffffff" fo:min-height="0.50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73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47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656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789cm" loext:decorative="false"/>
      <style:paragraph-properties style:writing-mode="lr-tb"/>
    </style:style>
    <style:style style:name="gr26" style:family="graphic" style:parent-style-name="Object_20_with_20_no_20_fill_20_and_20_no_20_line">
      <style:graphic-properties draw:textarea-vertical-align="middle" draw:ole-draw-aspect="1" loext:decorative="false"/>
    </style:style>
    <style:style style:name="gr27" style:family="graphic" style:parent-style-name="standard">
      <style:graphic-properties draw:stroke="none" draw:fill="none" fo:min-height="2.737cm" loext:decorative="false"/>
      <style:paragraph-properties style:writing-mode="lr-tb"/>
    </style:style>
    <style:style style:name="gr28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1.972cm" loext:decorative="false"/>
      <style:paragraph-properties style:writing-mode="lr-tb"/>
    </style:style>
    <style:style style:name="gr3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761cm" fo:min-width="6.686cm" loext:decorative="false"/>
    </style:style>
    <style:style style:name="gr3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385cm" fo:min-width="3.31cm" loext:decorative="false"/>
      <style:paragraph-properties style:writing-mode="lr-tb"/>
    </style:style>
    <style:style style:name="gr33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3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52cm" fo:min-width="1.137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0.319cm" loext:decorative="false"/>
      <style:paragraph-properties style:writing-mode="lr-tb"/>
    </style:style>
    <style:style style:name="gr37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39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40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41" style:family="graphic" style:parent-style-name="standard">
      <style:graphic-properties svg:stroke-color="#000000" draw:fill="none" draw:textarea-vertical-align="middle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43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5" style:family="graphic" style:parent-style-name="objectwithoutfill">
      <style:graphic-properties draw:marker-end="Arrowheads_20_2" draw:marker-end-width="0.3cm" draw:fill="none" draw:textarea-vertical-align="middle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47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515cm" fo:min-width="4.5cm" fo:wrap-option="wrap" style:writing-mode="lr-tb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in-height="0.702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in-height="1.955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in-height="1.266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5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56" style:family="graphic" style:parent-style-name="standard">
      <style:graphic-properties draw:stroke="none" draw:fill="none" fo:min-height="6.233cm" loext:decorative="false"/>
      <style:paragraph-properties style:writing-mode="lr-tb"/>
    </style:style>
    <style:style style:name="gr5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0.224cm" fo:min-width="9.814cm" loext:decorative="false"/>
    </style:style>
    <style:style style:name="gr58" style:family="graphic" style:parent-style-name="standard">
      <style:graphic-properties svg:stroke-width="0.05cm" svg:stroke-color="#000000" draw:marker-start-width="0.35cm" draw:marker-end-width="0.35cm" draw:fill="none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  <style:paragraph-properties style:writing-mode="lr-tb"/>
    </style:style>
    <style:style style:name="gr5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4.585cm" fo:min-width="4.22cm" loext:decorative="false"/>
    </style:style>
    <style:style style:name="gr6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385cm" fo:min-width="2.892cm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loext:tab-stop-distance="0cm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style:font-name="Liberation Mono" fo:font-size="10pt" style:font-size-asian="18pt" style:font-size-complex="18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/>
      <style:text-properties style:font-name="Liberation Mono" fo:font-size="16pt" style:font-size-asian="10pt" style:font-size-complex="10pt"/>
    </style:style>
    <style:style style:name="P9" style:family="paragraph">
      <loext:graphic-properties draw:fill="none" draw:fill-color="#ffffff"/>
      <style:text-properties fo:font-size="12pt" style:font-size-asian="18pt" style:font-size-complex="18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margin-top="0.42cm" fo:margin-bottom="0.35cm"/>
      <style:text-properties fo:font-size="12pt" style:font-size-asian="12pt" style:font-size-complex="12pt"/>
    </style:style>
    <style:style style:name="P12" style:family="paragraph">
      <style:text-properties fo:font-size="12pt"/>
    </style:style>
    <style:style style:name="P13" style:family="paragraph">
      <loext:graphic-properties draw:fill="none" draw:fill-color="#ffffff"/>
      <style:text-properties fo:font-size="12p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style:paragraph-properties fo:text-align="center"/>
      <style:text-properties fo:font-size="12pt"/>
    </style:style>
    <style:style style:name="P16" style:family="paragraph">
      <loext:graphic-properties draw:fill="none"/>
      <style:paragraph-properties fo:text-align="center"/>
      <style:text-properties fo:font-size="12pt"/>
    </style:style>
    <style:style style:name="P17" style:family="paragraph">
      <style:paragraph-properties fo:text-align="center"/>
      <style:text-properties fo:font-size="6pt" style:font-size-asian="6pt" style:font-size-complex="6pt"/>
    </style:style>
    <style:style style:name="P18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9" style:family="paragraph">
      <style:text-properties fo:font-size="8pt"/>
    </style:style>
    <style:style style:name="P20" style:family="paragraph">
      <loext:graphic-properties draw:fill="none" draw:fill-color="#ffffff"/>
      <style:text-properties fo:font-size="8pt"/>
    </style:style>
    <style:style style:name="P21" style:family="paragraph">
      <style:paragraph-properties fo:text-align="start"/>
    </style:style>
    <style:style style:name="P22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23" style:family="paragraph">
      <style:paragraph-properties fo:margin-left="0cm" fo:margin-right="0cm" fo:margin-top="0cm" fo:margin-bottom="0cm" fo:line-height="100%" fo:text-align="start" fo:text-indent="0cm"/>
    </style:style>
    <style:style style:name="P24" style:family="paragraph">
      <loext:graphic-properties draw:fill="none" draw:fill-color="#ffffff"/>
    </style:style>
    <style:style style:name="P25" style:family="paragraph">
      <style:paragraph-properties fo:margin-left="0cm" fo:margin-right="0cm" fo:margin-top="0cm" fo:margin-bottom="0cm" fo:line-height="100%" fo:text-align="start" fo:text-indent="0cm"/>
      <style:text-properties fo:font-size="12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12pt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9" style:family="paragraph">
      <style:paragraph-properties fo:text-align="center" loext:tab-stop-distance="0cm" style:writing-mode="lr-tb">
        <style:tab-stops/>
      </style:paragraph-properties>
      <style:text-properties fo:font-size="8pt"/>
    </style:style>
    <style:style style:name="P30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style:font-name="Liberation Mono" fo:font-size="8pt" style:font-size-asian="18pt" style:font-size-complex="18pt"/>
    </style:style>
    <style:style style:name="P31" style:family="paragraph">
      <style:paragraph-properties fo:text-align="start"/>
      <style:text-properties fo:font-size="8pt"/>
    </style:style>
    <style:style style:name="P32" style:family="paragraph">
      <loext:graphic-properties draw:fill="none"/>
      <style:paragraph-properties fo:text-align="start"/>
      <style:text-properties fo:font-size="8pt" style:font-size-asian="12pt" style:font-size-complex="12pt"/>
    </style:style>
    <style:style style:name="P33" style:family="paragraph">
      <loext:graphic-properties draw:fill="none"/>
      <style:paragraph-properties fo:text-align="center"/>
      <style:text-properties fo:font-size="8pt"/>
    </style:style>
    <style:style style:name="P34" style:family="paragraph">
      <style:paragraph-properties fo:margin-left="0cm" fo:margin-right="0cm" fo:margin-top="0cm" fo:margin-bottom="0cm" fo:line-height="100%" fo:text-align="start" fo:text-indent="0cm"/>
      <style:text-properties fo:font-size="8pt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8pt"/>
    </style:style>
    <style:style style:name="P36" style:family="paragraph">
      <style:paragraph-properties fo:text-align="center"/>
      <style:text-properties fo:font-size="8pt"/>
    </style:style>
    <style:style style:name="P37" style:family="paragraph">
      <loext:graphic-properties draw:fill="none"/>
      <style:paragraph-properties fo:text-align="center"/>
      <style:text-properties fo:font-size="4.90000009536743pt" style:font-size-asian="13pt" style:font-size-complex="13pt"/>
    </style:style>
    <style:style style:name="P38" style:family="paragraph">
      <loext:graphic-properties draw:fill="none"/>
      <style:paragraph-properties fo:text-align="center"/>
      <style:text-properties fo:font-size="7pt" style:font-size-asian="13pt" style:font-size-complex="13pt"/>
    </style:style>
    <style:style style:name="T1" style:family="text">
      <style:text-properties style:font-name="Liberation Mono" fo:font-size="10pt" style:font-size-asian="18pt" style:font-size-complex="18pt"/>
    </style:style>
    <style:style style:name="T2" style:family="text">
      <style:text-properties style:font-name="Liberation Mono" fo:font-size="16pt" style:font-size-asian="10pt" style:font-size-complex="10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1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4.90000009536743pt" style:font-size-asian="13pt" style:font-size-complex="13pt"/>
    </style:style>
    <style:style style:name="T9" style:family="text">
      <style:text-properties style:font-name="Liberation Mono" fo:font-size="8pt" style:font-size-asian="15pt" style:font-size-complex="15pt"/>
    </style:style>
    <style:style style:name="T10" style:family="text">
      <style:text-properties style:font-name="Liberation Mono" fo:font-size="7pt" style:font-size-asian="14pt" style:font-size-complex="14pt"/>
    </style:style>
    <style:style style:name="T11" style:family="text">
      <style:text-properties fo:font-size="7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Template" draw:style-name="dp1" draw:master-page-name="Default">
        <draw:g draw:style-name="gr1">
          <draw:custom-shape draw:style-name="gr2" draw:text-style-name="P1" draw:layer="layout" svg:width="0.4cm" svg:height="0.4cm" svg:x="2.526cm" svg:y="2.8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6cm" svg:height="0.6cm" svg:x="2.426cm" svg:y="2.7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">
          <draw:rect draw:style-name="gr5" draw:text-style-name="P2" draw:layer="layout" svg:width="2.5cm" svg:height="1.5cm" svg:x="1.558cm" svg:y="5.251cm" draw:corner-radius="0.5cm">
            <text:p/>
          </draw:rect>
          <draw:frame draw:style-name="gr6" draw:text-style-name="P4" draw:layer="layout" svg:width="2.49cm" svg:height="1.5cm" svg:x="1.559cm" svg:y="5.243cm">
            <draw:text-box>
              <text:p text:style-name="P3"><text:span text:style-name="T1">Simple</text:span></text:p>
              <text:p text:style-name="P3"><text:span text:style-name="T1">state</text:span></text:p>
            </draw:text-box>
          </draw:frame>
        </draw:g>
        <draw:g draw:style-name="gr4" xml:id="id3" draw:id="id3">
          <draw:frame draw:style-name="gr7" draw:text-style-name="P4" draw:layer="layout" svg:width="7.677cm" svg:height="0.617cm" svg:x="1.44cm" svg:y="12.747cm">
            <draw:text-box>
              <text:p text:style-name="P3"><text:span text:style-name="T1">State with activities</text:span></text:p>
            </draw:text-box>
          </draw:frame>
          <draw:rect draw:style-name="gr5" draw:text-style-name="P2" draw:layer="layout" svg:width="7.677cm" svg:height="2.49cm" svg:x="1.417cm" svg:y="12.757cm" draw:corner-radius="0.5cm">
            <text:p/>
          </draw:rect>
          <draw:line draw:style-name="gr8" draw:text-style-name="P2" draw:layer="layout" svg:x1="1.418cm" svg:y1="13.364cm" svg:x2="9.088cm" svg:y2="13.363cm">
            <text:p/>
          </draw:line>
        </draw:g>
        <draw:custom-shape draw:style-name="gr9" draw:text-style-name="P1" draw:layer="layout" svg:width="0.4cm" svg:height="0.4cm" svg:x="2.419cm" svg:y="1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0">
          <draw:rect draw:style-name="gr5" draw:text-style-name="P2" xml:id="id1" draw:id="id1" draw:layer="layout" svg:width="0.37cm" svg:height="0.15cm" svg:x="2.224cm" svg:y="4.404cm" draw:corner-radius="0.1cm">
            <text:p/>
          </draw:rect>
          <draw:rect draw:style-name="gr5" draw:text-style-name="P2" xml:id="id2" draw:id="id2" draw:layer="layout" svg:width="0.387cm" svg:height="0.15cm" svg:x="2.827cm" svg:y="4.404cm" draw:corner-radius="0.1cm">
            <text:p/>
          </draw:rect>
          <draw:connector draw:style-name="gr5" draw:text-style-name="P2" draw:layer="layout" svg:x1="2.594cm" svg:y1="4.479cm" svg:x2="2.827cm" svg:y2="4.479cm" draw:start-shape="id1" draw:start-glue-point="1" draw:end-shape="id2" draw:end-glue-point="3" svg:d="M2594 4479h233" svg:viewBox="0 0 234 1">
            <text:p/>
          </draw:connector>
        </draw:g>
        <draw:custom-shape draw:style-name="gr11" draw:text-style-name="P5" draw:layer="layout" svg:width="0.4cm" svg:height="0.4cm" svg:x="2.558cm" svg:y="7.4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2">
          <draw:custom-shape draw:style-name="gr11" draw:text-style-name="P5" draw:layer="layout" svg:width="0.4cm" svg:height="0.4cm" svg:x="2.454cm" svg:y="8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4">
            <draw:line draw:style-name="gr8" draw:text-style-name="P2" draw:layer="layout" svg:x1="2.498cm" svg:y1="8.448cm" svg:x2="2.811cm" svg:y2="8.761cm">
              <text:p/>
            </draw:line>
            <draw:line draw:style-name="gr8" draw:text-style-name="P2" draw:layer="layout" svg:x1="2.808cm" svg:y1="8.437cm" svg:x2="2.482cm" svg:y2="8.762cm">
              <text:p/>
            </draw:line>
          </draw:g>
        </draw:g>
        <draw:g draw:style-name="gr4">
          <draw:line draw:style-name="gr13" draw:text-style-name="P6" draw:layer="layout" svg:x1="14.794cm" svg:y1="5.886cm" svg:x2="13.959cm" svg:y2="5.895cm">
            <text:p/>
          </draw:line>
          <draw:line draw:style-name="gr14" draw:text-style-name="P2" draw:layer="layout" svg:x1="13.921cm" svg:y1="5.57cm" svg:x2="13.929cm" svg:y2="6.227cm">
            <text:p/>
          </draw:line>
          <draw:line draw:style-name="gr15" draw:text-style-name="P2" draw:layer="layout" svg:x1="12.372cm" svg:y1="5.212cm" svg:x2="13.888cm" svg:y2="5.77cm">
            <text:p/>
          </draw:line>
          <draw:line draw:style-name="gr15" draw:text-style-name="P2" draw:layer="layout" svg:x1="12.531cm" svg:y1="6.56cm" svg:x2="13.896cm" svg:y2="6.045cm">
            <text:p/>
          </draw:line>
        </draw:g>
        <draw:g draw:style-name="gr12">
          <draw:g draw:style-name="gr4">
            <draw:line draw:style-name="gr16" draw:text-style-name="P6" draw:layer="layout" svg:x1="15.094cm" svg:y1="8.27cm" svg:x2="14.259cm" svg:y2="8.279cm">
              <text:p/>
            </draw:line>
            <draw:line draw:style-name="gr14" draw:text-style-name="P2" draw:layer="layout" svg:x1="14.221cm" svg:y1="7.954cm" svg:x2="14.229cm" svg:y2="8.611cm">
              <text:p/>
            </draw:line>
            <draw:line draw:style-name="gr17" draw:text-style-name="P2" draw:layer="layout" svg:x1="12.672cm" svg:y1="7.596cm" svg:x2="14.188cm" svg:y2="8.154cm">
              <text:p/>
            </draw:line>
            <draw:line draw:style-name="gr17" draw:text-style-name="P2" draw:layer="layout" svg:x1="12.831cm" svg:y1="8.944cm" svg:x2="14.196cm" svg:y2="8.429cm">
              <text:p/>
            </draw:line>
          </draw:g>
          <draw:g draw:style-name="gr4">
            <draw:line draw:style-name="gr16" draw:text-style-name="P6" draw:layer="layout" svg:x1="15.094cm" svg:y1="8.27cm" svg:x2="14.259cm" svg:y2="8.279cm">
              <text:p/>
            </draw:line>
            <draw:line draw:style-name="gr14" draw:text-style-name="P2" draw:layer="layout" svg:x1="14.221cm" svg:y1="7.954cm" svg:x2="14.229cm" svg:y2="8.611cm">
              <text:p/>
            </draw:line>
            <draw:line draw:style-name="gr17" draw:text-style-name="P2" draw:layer="layout" svg:x1="12.672cm" svg:y1="7.596cm" svg:x2="14.188cm" svg:y2="8.154cm">
              <text:p/>
            </draw:line>
            <draw:line draw:style-name="gr17" draw:text-style-name="P2" draw:layer="layout" svg:x1="12.831cm" svg:y1="8.944cm" svg:x2="14.196cm" svg:y2="8.429cm">
              <text:p/>
            </draw:line>
          </draw:g>
        </draw:g>
        <draw:g draw:style-name="gr4">
          <draw:line draw:style-name="gr8" draw:text-style-name="P2" draw:layer="layout" svg:x1="13.71cm" svg:y1="3.248cm" svg:x2="14.023cm" svg:y2="3.561cm">
            <text:p/>
          </draw:line>
          <draw:line draw:style-name="gr8" draw:text-style-name="P2" draw:layer="layout" svg:x1="14.02cm" svg:y1="3.237cm" svg:x2="13.694cm" svg:y2="3.562cm">
            <text:p/>
          </draw:line>
        </draw:g>
        <draw:g draw:style-name="gr12">
          <draw:g draw:style-name="gr12">
            <draw:custom-shape draw:style-name="gr18" draw:text-style-name="P2" draw:layer="layout" svg:width="11.106cm" svg:height="3.424cm" svg:x="1.006cm" svg:y="17.726cm">
              <text:p/>
              <draw:enhanced-geometry svg:viewBox="0 0 21600 21600" draw:type="rectangle" draw:enhanced-path="M 0 0 L 21600 0 21600 21600 0 21600 0 0 Z N"/>
            </draw:custom-shape>
            <draw:line draw:style-name="gr8" draw:text-style-name="P2" draw:layer="layout" svg:x1="6.16cm" svg:y1="17.723cm" svg:x2="6.16cm" svg:y2="18.125cm">
              <text:p/>
            </draw:line>
            <draw:line draw:style-name="gr8" draw:text-style-name="P2" draw:layer="layout" svg:x1="0.967cm" svg:y1="18.581cm" svg:x2="5.585cm" svg:y2="18.584cm">
              <text:p/>
            </draw:line>
            <draw:line draw:style-name="gr8" draw:text-style-name="P2" draw:layer="layout" svg:x1="6.158cm" svg:y1="18.126cm" svg:x2="5.585cm" svg:y2="18.586cm">
              <text:p/>
            </draw:line>
          </draw:g>
          <draw:frame draw:style-name="gr19" draw:text-style-name="P8" draw:layer="layout" svg:width="5.209cm" svg:height="1.529cm" svg:x="0.989cm" svg:y="17.732cm">
            <draw:text-box>
              <text:p text:style-name="P7"><text:span text:style-name="T2">Behavioural state machine </text:span></text:p>
            </draw:text-box>
          </draw:frame>
        </draw:g>
        <draw:custom-shape draw:style-name="gr20" draw:text-style-name="P2" draw:layer="layout" svg:width="0.6cm" svg:height="0.6cm" svg:x="13.439cm" svg:y="1.2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9" draw:layer="layout" svg:width="4.997cm" svg:height="0.751cm" svg:x="4.86cm" svg:y="1.348cm">
          <draw:text-box>
            <text:p><text:span text:style-name="T3">Initial State</text:span></text:p>
          </draw:text-box>
        </draw:frame>
        <draw:frame draw:style-name="gr22" draw:text-style-name="P9" draw:layer="layout" svg:width="2.373cm" svg:height="0.725cm" svg:x="4.916cm" svg:y="2.642cm">
          <draw:text-box>
            <text:p><text:span text:style-name="T3">End State</text:span></text:p>
          </draw:text-box>
        </draw:frame>
        <draw:frame draw:style-name="gr23" draw:text-style-name="P9" draw:layer="layout" svg:width="5.178cm" svg:height="0.725cm" svg:x="14.486cm" svg:y="2.875cm">
          <draw:text-box>
            <text:p><text:span text:style-name="T3">Terminate Pseudo State</text:span></text:p>
          </draw:text-box>
        </draw:frame>
        <draw:frame draw:style-name="gr23" draw:text-style-name="P9" draw:layer="layout" svg:width="5.05cm" svg:height="0.725cm" svg:x="5.088cm" svg:y="4.041cm">
          <draw:text-box>
            <text:p><text:span text:style-name="T3">Hidden Decomposition</text:span></text:p>
          </draw:text-box>
        </draw:frame>
        <draw:frame draw:style-name="gr24" draw:text-style-name="P10" draw:layer="layout" svg:width="4.661cm" svg:height="0.906cm" svg:x="4.969cm" svg:y="5.432cm">
          <draw:text-box>
            <text:p><text:span text:style-name="T4">Simple State</text:span></text:p>
          </draw:text-box>
        </draw:frame>
        <draw:frame draw:style-name="gr24" draw:text-style-name="P10" draw:layer="layout" svg:width="4.661cm" svg:height="0.906cm" svg:x="5.042cm" svg:y="7.071cm">
          <draw:text-box>
            <text:p><text:span text:style-name="T4">Entry Point</text:span></text:p>
          </draw:text-box>
        </draw:frame>
        <draw:frame draw:style-name="gr24" draw:text-style-name="P10" draw:layer="layout" svg:width="4.661cm" svg:height="0.906cm" svg:x="5.017cm" svg:y="8.159cm">
          <draw:text-box>
            <text:p><text:span text:style-name="T4">Exit Point</text:span></text:p>
          </draw:text-box>
        </draw:frame>
        <draw:frame draw:style-name="gr24" draw:text-style-name="P10" draw:layer="layout" svg:width="4.661cm" svg:height="0.906cm" svg:x="14.522cm" svg:y="1.168cm">
          <draw:text-box>
            <text:p><text:span text:style-name="T4">Guard</text:span></text:p>
          </draw:text-box>
        </draw:frame>
        <draw:frame draw:style-name="gr23" draw:text-style-name="P10" draw:layer="layout" svg:width="1.51cm" svg:height="0.725cm" svg:x="14.777cm" svg:y="4.637cm">
          <draw:text-box>
            <text:p><text:span text:style-name="T4">Fork</text:span></text:p>
          </draw:text-box>
        </draw:frame>
        <draw:frame draw:style-name="gr23" draw:text-style-name="P10" draw:layer="layout" svg:width="1.343cm" svg:height="0.725cm" svg:x="15.099cm" svg:y="6.967cm">
          <draw:text-box>
            <text:p><text:span text:style-name="T4">Join</text:span></text:p>
          </draw:text-box>
        </draw:frame>
        <draw:frame draw:style-name="gr25" draw:text-style-name="P10" draw:layer="layout" svg:width="18.758cm" svg:height="1.039cm" svg:x="0.974cm" svg:y="21.955cm">
          <draw:text-box>
            <text:p><text:span text:style-name="T4">http://www.uml-diagrams.org/state-machine-diagrams.html#behavioral-state-machine</text:span></text:p>
          </draw:text-box>
        </draw:frame>
        <draw:frame draw:style-name="gr26" draw:text-style-name="P6" draw:layer="layout" svg:width="1.242cm" svg:height="1.164cm" svg:x="-4.738cm" svg:y="21.59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7" draw:text-style-name="P11" draw:layer="layout" svg:width="15.24cm" svg:height="2.987cm" svg:x="1.635cm" svg:y="23.138cm">
          <draw:text-box>
            <text:p text:style-name="P7"><text:span text:style-name="T4">Guidelines:</text:span></text:p>
            <text:p text:style-name="P7"><text:span text:style-name="T4">* Exit actions should be for cleanup/side effects only (stop timers, release resources). They must not determine control flow.</text:span></text:p>
            <text:p text:style-name="P7"><text:span text:style-name="T4">* Guards select the next target deterministically based on current conditions</text:span></text:p>
          </draw:text-box>
        </draw:frame>
        <draw:connector draw:style-name="gr28" draw:text-style-name="P2" draw:layer="layout" draw:type="line" svg:x1="5.291cm" svg:y1="10.434cm" svg:x2="5.267cm" svg:y2="12.747cm" draw:end-shape="id3" draw:end-glue-point="0" svg:d="M5291 10434l-24 2313" svg:viewBox="0 0 25 2314">
          <text:p/>
        </draw:connector>
        <draw:frame draw:style-name="gr29" draw:text-style-name="P13" draw:layer="layout" svg:width="2.858cm" svg:height="1.199cm" svg:x="3.54cm" svg:y="10.842cm">
          <draw:text-box>
            <text:p text:style-name="P12">event</text:p>
            <text:p text:style-name="P12">/action</text:p>
          </draw:text-box>
        </draw:frame>
        <draw:frame draw:style-name="gr30" draw:text-style-name="P10" draw:layer="layout" svg:width="5.398cm" svg:height="2.222cm" svg:x="1.634cm" svg:y="13.321cm">
          <draw:text-box>
            <text:p text:style-name="P14"><text:span text:style-name="T4">entry /action</text:span></text:p>
            <text:p text:style-name="P14"><text:span text:style-name="T4">do /action</text:span></text:p>
            <text:p text:style-name="P14"><text:span text:style-name="T4">exit /action</text:span></text:p>
          </draw:text-box>
        </draw:frame>
        <draw:custom-shape draw:style-name="gr31" draw:text-style-name="P2" draw:layer="layout" svg:width="7.62cm" svg:height="4.445cm" svg:x="11.16cm" svg:y="12.7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4" draw:id="id4" draw:layer="layout" svg:width="0.4cm" svg:height="0.4cm" svg:x="16.235cm" svg:y="12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 xml:id="id7" draw:id="id7">
          <draw:custom-shape draw:style-name="gr2" draw:text-style-name="P1" draw:layer="layout" svg:width="0.4cm" svg:height="0.4cm" svg:x="16.327cm" svg:y="16.9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6cm" svg:height="0.6cm" svg:x="16.227cm" svg:y="16.8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2" draw:text-style-name="P16" draw:layer="layout" svg:width="3.81cm" svg:height="0.635cm" svg:x="11.477cm" svg:y="12.112cm">
          <text:p text:style-name="P15">Composite State</text:p>
          <draw:enhanced-geometry svg:viewBox="0 0 21600 21600" draw:type="rectangle" draw:enhanced-path="M 0 0 L 21600 0 21600 21600 0 21600 0 0 Z N"/>
        </draw:custom-shape>
        <draw:connector draw:style-name="gr33" draw:text-style-name="P2" draw:layer="layout" draw:type="curve" svg:x1="15.882cm" svg:y1="14.105cm" svg:x2="15.882cm" svg:y2="14.105cm" svg:d="M15882 14105z" svg:viewBox="0 0 1 1">
          <text:p/>
        </draw:connector>
        <draw:connector draw:style-name="gr34" draw:text-style-name="P2" draw:layer="layout" draw:type="curve" svg:x1="15.882cm" svg:y1="14.105cm" svg:x2="15.882cm" svg:y2="14.105cm" svg:d="M15882 14105z" svg:viewBox="0 0 1 1">
          <text:p/>
        </draw:connector>
        <draw:custom-shape draw:style-name="gr35" draw:text-style-name="P18" xml:id="id5" draw:id="id5" draw:layer="layout" svg:width="1.905cm" svg:height="1.27cm" svg:x="15.935cm" svg:y="13.7cm">
          <draw:glue-point draw:id="4" svg:x="3.005cm" svg:y="-5cm"/>
          <draw:glue-point draw:id="5" svg:x="3.005cm" svg:y="5cm"/>
          <text:p text:style-name="P17"><text:span text:style-name="T5"/></text:p>
          <draw:enhanced-geometry svg:viewBox="0 0 21600 21600" draw:path-stretchpoint-x="10800" draw:path-stretchpoint-y="10800" draw:text-areas="?f3 ?f4 ?f5 ?f6" draw:type="round-rectangle" draw:modifiers="7777.358490566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0" draw:layer="layout" svg:width="1.387cm" svg:height="0.887cm" svg:x="16.223cm" svg:y="13.865cm">
          <draw:text-box>
            <text:p text:style-name="P19">Simple State</text:p>
          </draw:text-box>
          <draw:glue-point draw:id="4" svg:x="5cm" svg:y="-4.994cm"/>
          <draw:glue-point draw:id="5" svg:x="5cm" svg:y="-4.994cm"/>
          <draw:glue-point draw:id="6" svg:x="5cm" svg:y="-4.994cm"/>
        </draw:frame>
        <draw:connector draw:style-name="gr37" draw:text-style-name="P2" draw:layer="layout" svg:x1="16.435cm" svg:y1="12.965cm" svg:x2="16.887cm" svg:y2="13.7cm" draw:start-shape="id4" draw:start-glue-point="8" draw:end-shape="id5" draw:end-glue-point="0" svg:d="M16435 12965v368h452v367" svg:viewBox="0 0 453 736">
          <text:p/>
        </draw:connector>
        <draw:connector draw:style-name="gr38" draw:text-style-name="P2" draw:layer="layout" draw:type="curve" svg:x1="17.84cm" svg:y1="14.335cm" svg:x2="17.459cm" svg:y2="13.7cm" draw:start-shape="id5" draw:start-glue-point="1" draw:end-shape="id5" draw:end-glue-point="4" svg:d="M17840 14335c751 0 626-568 343-915s-724-471-724 280" svg:viewBox="0 0 946 1190">
          <text:p/>
        </draw:connector>
        <draw:connector draw:style-name="gr33" draw:text-style-name="P2" draw:layer="layout" draw:type="curve" svg:x1="13.377cm" svg:y1="15.375cm" svg:x2="13.377cm" svg:y2="15.375cm" svg:d="M13377 15375z" svg:viewBox="0 0 1 1">
          <text:p/>
        </draw:connector>
        <draw:connector draw:style-name="gr34" draw:text-style-name="P2" draw:layer="layout" draw:type="curve" svg:x1="13.377cm" svg:y1="15.375cm" svg:x2="13.377cm" svg:y2="15.375cm" svg:d="M13377 15375z" svg:viewBox="0 0 1 1">
          <text:p/>
        </draw:connector>
        <draw:custom-shape draw:style-name="gr35" draw:text-style-name="P18" xml:id="id6" draw:id="id6" draw:layer="layout" svg:width="1.905cm" svg:height="1.27cm" svg:x="13.43cm" svg:y="14.97cm">
          <draw:glue-point draw:id="4" svg:x="3.005cm" svg:y="-5cm"/>
          <draw:glue-point draw:id="5" svg:x="3.005cm" svg:y="5cm"/>
          <text:p/>
          <draw:enhanced-geometry svg:viewBox="0 0 21600 21600" draw:path-stretchpoint-x="10800" draw:path-stretchpoint-y="10800" draw:text-areas="?f3 ?f4 ?f5 ?f6" draw:type="round-rectangle" draw:modifiers="7777.358490566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0" draw:layer="layout" svg:width="1.387cm" svg:height="0.887cm" svg:x="13.718cm" svg:y="15.135cm">
          <draw:text-box>
            <text:p text:style-name="P19">Simple State</text:p>
          </draw:text-box>
          <draw:glue-point draw:id="4" svg:x="5cm" svg:y="-4.994cm"/>
          <draw:glue-point draw:id="5" svg:x="5cm" svg:y="-4.994cm"/>
          <draw:glue-point draw:id="6" svg:x="5cm" svg:y="-4.994cm"/>
        </draw:frame>
        <draw:connector draw:style-name="gr39" draw:text-style-name="P2" draw:layer="layout" svg:x1="15.935cm" svg:y1="14.335cm" svg:x2="14.382cm" svg:y2="14.97cm" draw:start-shape="id5" draw:start-glue-point="3" draw:end-shape="id6" draw:end-glue-point="0" svg:d="M15935 14335h-1553v635" svg:viewBox="0 0 1554 636">
          <text:p/>
        </draw:connector>
        <draw:connector draw:style-name="gr40" draw:text-style-name="P2" draw:layer="layout" svg:x1="15.335cm" svg:y1="15.605cm" svg:x2="16.527cm" svg:y2="16.894cm" draw:start-shape="id6" draw:start-glue-point="1" draw:end-shape="id7" draw:end-glue-point="0" svg:d="M15335 15605h1192v1289" svg:viewBox="0 0 1193 1290">
          <text:p/>
        </draw:connector>
      </draw:page>
      <draw:page draw:name="page2" draw:style-name="dp1" draw:master-page-name="Default">
        <draw:g draw:style-name="gr4" xml:id="id12" draw:id="id12">
          <draw:frame draw:style-name="gr7" draw:text-style-name="P4" draw:layer="layout" svg:width="4.194cm" svg:height="0.617cm" svg:x="5.718cm" svg:y="4.01cm">
            <draw:text-box>
              <text:p text:style-name="P3"><text:span text:style-name="T1">ColdStartup</text:span></text:p>
            </draw:text-box>
          </draw:frame>
          <draw:rect draw:style-name="gr41" draw:text-style-name="P22" draw:layer="layout" svg:width="4.194cm" svg:height="2.49cm" svg:x="5.705cm" svg:y="4.02cm" draw:corner-radius="0.5cm">
            <text:p text:style-name="P21"><text:span text:style-name="T4">entry/</text:span></text:p>
            <text:p text:style-name="P21"><text:span text:style-name="T4">exit/</text:span></text:p>
          </draw:rect>
          <draw:line draw:style-name="gr8" draw:text-style-name="P2" draw:layer="layout" svg:x1="5.706cm" svg:y1="4.627cm" svg:x2="9.897cm" svg:y2="4.626cm">
            <text:p/>
          </draw:line>
        </draw:g>
        <draw:custom-shape draw:style-name="gr9" draw:text-style-name="P1" xml:id="id11" draw:id="id11" draw:layer="layout" svg:width="0.4cm" svg:height="0.4cm" svg:x="3.22cm" svg:y="2.0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" xml:id="id13" draw:id="id13">
          <draw:frame draw:style-name="gr7" draw:text-style-name="P4" draw:layer="layout" svg:width="4.829cm" svg:height="0.539cm" svg:x="8.119cm" svg:y="7.602cm">
            <draw:text-box>
              <text:p text:style-name="P3"><text:span text:style-name="T1">S</text:span><text:span text:style-name="T1">t</text:span><text:span text:style-name="T1">a</text:span><text:span text:style-name="T1">n</text:span><text:span text:style-name="T1">d</text:span><text:span text:style-name="T1">b</text:span><text:span text:style-name="T1">y</text:span></text:p>
            </draw:text-box>
          </draw:frame>
          <draw:rect draw:style-name="gr41" draw:text-style-name="P2" draw:layer="layout" svg:width="4.829cm" svg:height="2.174cm" svg:x="8.105cm" svg:y="7.61cm" draw:corner-radius="0.5cm">
            <text:p text:style-name="P23"><text:span text:style-name="T4">entry/</text:span></text:p>
            <text:p text:style-name="P23"><text:span text:style-name="T4">exit/</text:span></text:p>
          </draw:rect>
          <draw:line draw:style-name="gr8" draw:text-style-name="P2" draw:layer="layout" svg:x1="8.106cm" svg:y1="8.141cm" svg:x2="12.93cm" svg:y2="8.14cm">
            <text:p/>
          </draw:line>
        </draw:g>
        <draw:g draw:style-name="gr4">
          <draw:frame draw:style-name="gr7" draw:text-style-name="P4" draw:layer="layout" svg:width="4.194cm" svg:height="0.549cm" svg:x="22.92cm" svg:y="20.684cm">
            <draw:text-box>
              <text:p text:style-name="P3"><text:span text:style-name="T1">Degraded</text:span></text:p>
            </draw:text-box>
          </draw:frame>
          <draw:rect draw:style-name="gr5" draw:text-style-name="P2" draw:layer="layout" svg:width="4.194cm" svg:height="2.214cm" svg:x="22.907cm" svg:y="20.693cm" draw:corner-radius="0.5cm">
            <text:p/>
          </draw:rect>
          <draw:line draw:style-name="gr8" draw:text-style-name="P2" draw:layer="layout" svg:x1="22.908cm" svg:y1="21.233cm" svg:x2="27.099cm" svg:y2="21.232cm">
            <text:p/>
          </draw:line>
        </draw:g>
        <draw:g draw:style-name="gr4">
          <draw:frame draw:style-name="gr7" draw:text-style-name="P4" draw:layer="layout" svg:width="5.38cm" svg:height="0.549cm" svg:x="2.604cm" svg:y="25.13cm">
            <draw:text-box>
              <text:p text:style-name="P3"><text:span text:style-name="T1">CaptivePortalRunning</text:span></text:p>
            </draw:text-box>
          </draw:frame>
          <draw:rect draw:style-name="gr5" draw:text-style-name="P2" draw:layer="layout" svg:width="5.38cm" svg:height="2.214cm" svg:x="2.587cm" svg:y="25.139cm" draw:corner-radius="0.5cm">
            <text:p/>
          </draw:rect>
          <draw:line draw:style-name="gr8" draw:text-style-name="P2" draw:layer="layout" svg:x1="2.588cm" svg:y1="25.679cm" svg:x2="7.964cm" svg:y2="25.678cm">
            <text:p/>
          </draw:line>
        </draw:g>
        <draw:frame draw:style-name="gr42" draw:text-style-name="P24" draw:layer="layout" svg:width="2.858cm" svg:height="3.095cm" svg:x="-6.62cm" svg:y="10.922cm">
          <draw:text-box>
            <text:p>Preset1</text:p>
            <text:p>Preset2</text:p>
            <text:p>Preset3</text:p>
            <text:p>Play</text:p>
          </draw:text-box>
        </draw:frame>
        <draw:g draw:style-name="gr4">
          <draw:frame draw:style-name="gr7" draw:text-style-name="P4" draw:layer="layout" svg:width="4.194cm" svg:height="0.617cm" svg:x="24.428cm" svg:y="6.397cm">
            <draw:text-box>
              <text:p text:style-name="P3"><text:span text:style-name="T1">WarmStartup</text:span></text:p>
            </draw:text-box>
          </draw:frame>
          <draw:rect draw:style-name="gr5" draw:text-style-name="P2" draw:layer="layout" svg:width="4.194cm" svg:height="2.49cm" svg:x="24.415cm" svg:y="6.407cm" draw:corner-radius="0.5cm">
            <text:p/>
          </draw:rect>
          <draw:line draw:style-name="gr8" draw:text-style-name="P2" draw:layer="layout" svg:x1="24.416cm" svg:y1="7.014cm" svg:x2="28.607cm" svg:y2="7.013cm">
            <text:p/>
          </draw:line>
        </draw:g>
        <draw:connector draw:style-name="gr43" draw:text-style-name="P2" draw:layer="layout" svg:x1="12.84cm" svg:y1="13.469cm" svg:x2="11.093cm" svg:y2="16.34cm" draw:start-shape="id8" draw:start-glue-point="5" draw:end-shape="id9" draw:end-glue-point="0" svg:d="M12840 13469h-1747v2871" svg:viewBox="0 0 1748 2872">
          <text:p/>
        </draw:connector>
        <draw:g draw:style-name="gr4">
          <draw:frame draw:style-name="gr7" draw:text-style-name="P4" draw:layer="layout" svg:width="4.431cm" svg:height="0.549cm" svg:x="22.604cm" svg:y="17.192cm">
            <draw:text-box>
              <text:p text:style-name="P3"><text:span text:style-name="T1">SpotifyConnected</text:span></text:p>
            </draw:text-box>
          </draw:frame>
          <draw:rect draw:style-name="gr5" draw:text-style-name="P2" draw:layer="layout" svg:width="4.431cm" svg:height="2.214cm" svg:x="22.59cm" svg:y="17.201cm" draw:corner-radius="0.5cm">
            <text:p/>
          </draw:rect>
          <draw:line draw:style-name="gr8" draw:text-style-name="P2" draw:layer="layout" svg:x1="22.591cm" svg:y1="17.741cm" svg:x2="27.019cm" svg:y2="17.74cm">
            <text:p/>
          </draw:line>
        </draw:g>
        <draw:frame draw:style-name="gr42" draw:text-style-name="P24" draw:layer="layout" svg:width="5.08cm" svg:height="3.095cm" svg:x="-6.937cm" svg:y="6.795cm">
          <draw:text-box>
            <text:p>Second (seperate) statemachine handler</text:p>
          </draw:text-box>
        </draw:frame>
        <draw:g draw:style-name="gr4">
          <draw:frame draw:style-name="gr7" draw:text-style-name="P4" draw:layer="layout" svg:width="4.431cm" svg:height="0.549cm" svg:x="22.604cm" svg:y="13.382cm">
            <draw:text-box>
              <text:p text:style-name="P3"><text:span text:style-name="T1">AwaitingCon</text:span><text:span text:style-name="T1">nection</text:span></text:p>
            </draw:text-box>
          </draw:frame>
          <draw:rect draw:style-name="gr5" draw:text-style-name="P2" draw:layer="layout" svg:width="4.431cm" svg:height="2.214cm" svg:x="22.59cm" svg:y="13.391cm" draw:corner-radius="0.5cm">
            <text:p/>
          </draw:rect>
          <draw:line draw:style-name="gr8" draw:text-style-name="P2" draw:layer="layout" svg:x1="22.591cm" svg:y1="13.931cm" svg:x2="27.019cm" svg:y2="13.93cm">
            <text:p/>
          </draw:line>
        </draw:g>
        <draw:frame draw:style-name="gr44" draw:text-style-name="P24" draw:layer="layout" svg:width="9.208cm" svg:height="1.673cm" svg:x="-9.208cm" svg:y="17.424cm">
          <draw:text-box>
            <text:p>Upon Play check if spotify is connected</text:p>
          </draw:text-box>
        </draw:frame>
        <draw:g draw:style-name="gr4" xml:id="id10" draw:id="id10">
          <draw:glue-point draw:id="4" svg:x="-4.934cm" svg:y="2.46cm"/>
          <draw:glue-point draw:id="5" svg:x="-3.425cm" svg:y="5cm"/>
          <draw:frame draw:style-name="gr7" draw:text-style-name="P4" draw:layer="layout" svg:width="4.194cm" svg:height="0.617cm" svg:x="15.273cm" svg:y="16.28cm">
            <draw:text-box>
              <text:p text:style-name="P3"><text:span text:style-name="T1">SpotifyPlaying</text:span></text:p>
            </draw:text-box>
          </draw:frame>
          <draw:rect draw:style-name="gr5" draw:text-style-name="P2" draw:layer="layout" svg:width="4.194cm" svg:height="2.49cm" svg:x="15.26cm" svg:y="16.29cm" draw:corner-radius="0.5cm">
            <text:p/>
          </draw:rect>
          <draw:line draw:style-name="gr8" draw:text-style-name="P2" draw:layer="layout" svg:x1="15.261cm" svg:y1="16.897cm" svg:x2="19.452cm" svg:y2="16.896cm">
            <text:p/>
          </draw:line>
        </draw:g>
        <draw:g draw:style-name="gr4" xml:id="id9" draw:id="id9">
          <draw:glue-point draw:id="4" svg:x="-5.001cm" svg:y="2.22cm"/>
          <draw:glue-point draw:id="5" svg:x="-3.615cm" svg:y="4.76cm"/>
          <draw:frame draw:style-name="gr7" draw:text-style-name="P4" draw:layer="layout" svg:width="4.194cm" svg:height="0.617cm" svg:x="9.003cm" svg:y="16.34cm">
            <draw:text-box>
              <text:p text:style-name="P3"><text:span text:style-name="T1">MpdMusicPlaying</text:span></text:p>
            </draw:text-box>
          </draw:frame>
          <draw:rect draw:style-name="gr5" draw:text-style-name="P2" draw:layer="layout" svg:width="4.194cm" svg:height="2.49cm" svg:x="8.99cm" svg:y="16.35cm" draw:corner-radius="0.5cm">
            <text:p/>
          </draw:rect>
          <draw:line draw:style-name="gr8" draw:text-style-name="P2" draw:layer="layout" svg:x1="8.991cm" svg:y1="16.957cm" svg:x2="13.182cm" svg:y2="16.956cm">
            <text:p/>
          </draw:line>
        </draw:g>
        <draw:frame draw:style-name="gr44" draw:text-style-name="P13" draw:layer="layout" svg:width="5.08cm" svg:height="1.673cm" svg:x="14.335cm" svg:y="12.209cm">
          <draw:text-box>
            <text:p><text:span text:style-name="T6">[isSpotify</text:span><text:span text:style-name="T6">Connecte</text:span><text:span text:style-name="T6">d()]</text:span></text:p>
            <text:p><text:span text:style-name="T6">/</text:span><text:span text:style-name="T6">startSpoti</text:span><text:span text:style-name="T6">fyPlaybac</text:span><text:span text:style-name="T6">k()</text:span></text:p>
          </draw:text-box>
        </draw:frame>
        <draw:frame draw:style-name="gr29" draw:text-style-name="P13" draw:layer="layout" svg:width="5.715cm" svg:height="1.199cm" svg:x="11.072cm" svg:y="14.406cm">
          <draw:text-box>
            <text:p><text:span text:style-name="T6">[not </text:span><text:span text:style-name="T6">isSpotifyConnected()]</text:span></text:p>
            <text:p><text:span text:style-name="T6">/startMpdPlayback()</text:span></text:p>
          </draw:text-box>
        </draw:frame>
        <draw:connector draw:style-name="gr45" draw:text-style-name="P2" draw:layer="layout" svg:x1="13.44cm" svg:y1="13.469cm" svg:x2="17.363cm" svg:y2="16.28cm" draw:start-shape="id8" draw:start-glue-point="7" draw:end-shape="id10" draw:end-glue-point="0" svg:d="M13440 13469h3923v2811" svg:viewBox="0 0 3924 2812">
          <text:p text:style-name="P6">`</text:p>
        </draw:connector>
        <draw:connector draw:style-name="gr43" draw:text-style-name="P2" draw:layer="layout" svg:x1="3.562cm" svg:y1="2.389cm" svg:x2="7.808cm" svg:y2="4.01cm" draw:start-shape="id11" draw:start-glue-point="9" draw:end-shape="id12" draw:end-glue-point="0" svg:d="M3562 2389v841h4246v780" svg:viewBox="0 0 4247 1622">
          <text:p/>
        </draw:connector>
        <draw:custom-shape draw:style-name="gr20" draw:text-style-name="P2" xml:id="id8" draw:id="id8" draw:layer="layout" svg:width="0.6cm" svg:height="0.6cm" svg:x="12.84cm" svg:y="13.1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3" draw:text-style-name="P2" draw:layer="layout" svg:x1="10.526cm" svg:y1="9.784cm" svg:x2="6.985cm" svg:y2="11.477cm" draw:start-shape="id13" draw:start-glue-point="2" draw:end-shape="id14" draw:end-glue-point="4" svg:d="M10526 9784v835h-3541v858" svg:viewBox="0 0 3542 1694">
          <text:p/>
        </draw:connector>
        <draw:frame draw:style-name="gr46" draw:text-style-name="P13" draw:layer="layout" svg:width="2.858cm" svg:height="0.725cm" svg:x="10.524cm" svg:y="11.07cm">
          <draw:text-box>
            <text:p><text:span text:style-name="T6">ButtonPlay</text:span></text:p>
          </draw:text-box>
        </draw:frame>
        <draw:custom-shape draw:style-name="gr47" draw:text-style-name="P26" draw:layer="layout" svg:width="5.398cm" svg:height="1.905cm" svg:x="8.302cm" svg:y="1.317cm">
          <text:p text:style-name="P25"><text:span text:style-name="T6">1-Power-ON</text:span></text:p>
          <text:p text:style-name="P25"><text:span text:style-name="T6">2-Raspi-BOOT</text:span></text:p>
          <text:p text:style-name="P25"><text:span text:style-name="T6">3-Run Oradio_control</text:span></text:p>
          <draw:enhanced-geometry svg:viewBox="0 0 21600 21600" draw:text-areas="800 800 20800 20800" draw:type="round-rectangular-callout" draw:modifiers="-19051.528060752 10426.02308499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43" draw:text-style-name="P2" draw:layer="layout" svg:x1="7.808cm" svg:y1="6.51cm" svg:x2="10.526cm" svg:y2="7.602cm" draw:start-shape="id12" draw:start-glue-point="2" draw:end-shape="id13" draw:end-glue-point="0" svg:d="M7808 6510v547h2718v545" svg:viewBox="0 0 2719 1093">
          <text:p/>
        </draw:connector>
        <draw:custom-shape draw:style-name="gr20" draw:text-style-name="P2" xml:id="id14" draw:id="id14" draw:layer="layout" svg:width="0.6cm" svg:height="0.6cm" svg:x="6.685cm" svg:y="11.4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3" draw:text-style-name="P2" draw:layer="layout" svg:x1="7.285cm" svg:y1="11.777cm" svg:x2="13.14cm" svg:y2="13.169cm" draw:start-shape="id14" draw:start-glue-point="7" draw:end-shape="id8" draw:end-glue-point="4" svg:d="M7285 11777h5855v1392" svg:viewBox="0 0 5856 1393">
          <text:p/>
        </draw:connector>
        <draw:frame draw:style-name="gr48" draw:text-style-name="P13" draw:layer="layout" svg:width="3.492cm" svg:height="0.952cm" svg:x="7.392cm" svg:y="9.872cm">
          <draw:text-box>
            <text:p><text:span text:style-name="T6">ButtonPressed</text:span></text:p>
          </draw:text-box>
        </draw:frame>
        <draw:connector draw:style-name="gr43" draw:text-style-name="P2" draw:layer="layout" svg:x1="6.985cm" svg:y1="12.077cm" svg:x2="3.675cm" svg:y2="15.032cm" draw:start-shape="id14" draw:start-glue-point="6" draw:end-shape="id15" draw:end-glue-point="4" svg:d="M6985 12077v1478h-3310v1477" svg:viewBox="0 0 3311 2956">
          <text:p/>
        </draw:connector>
        <draw:frame draw:style-name="gr49" draw:text-style-name="P13" draw:layer="layout" svg:width="4.445cm" svg:height="2.205cm" svg:x="7.086cm" svg:y="12.158cm">
          <draw:text-box>
            <text:p><text:span text:style-name="T6">ButtonPreset1,</text:span></text:p>
            <text:p><text:span text:style-name="T6">ButtonPreset2,</text:span></text:p>
            <text:p><text:span text:style-name="T6">ButtonPreset3</text:span></text:p>
            <text:p><text:span text:style-name="T6">LongPressPlay</text:span></text:p>
          </draw:text-box>
        </draw:frame>
        <draw:connector draw:style-name="gr43" draw:text-style-name="P2" draw:layer="layout" draw:line-skew="-2.303cm" svg:x1="6.685cm" svg:y1="11.777cm" svg:x2="8.105cm" svg:y2="8.693cm" draw:start-shape="id14" draw:start-glue-point="5" draw:end-shape="id13" draw:end-glue-point="3" svg:d="M6685 11777h-2828v-3084h4248" svg:viewBox="0 0 4249 3085">
          <text:p/>
        </draw:connector>
        <draw:frame draw:style-name="gr50" draw:text-style-name="P13" draw:layer="layout" svg:width="3.175cm" svg:height="1.516cm" svg:x="3.857cm" svg:y="10.525cm">
          <draw:text-box>
            <text:p><text:span text:style-name="T6">ButtonStop</text:span></text:p>
            <text:p><text:span text:style-name="T6">/stopOradio</text:span></text:p>
          </draw:text-box>
        </draw:frame>
        <draw:frame draw:style-name="gr51" draw:text-style-name="P24" draw:layer="layout" svg:width="10.16cm" svg:height="2.384cm" svg:x="8.302cm" svg:y="25.447cm">
          <draw:text-box>
            <text:p>led_control to handle button_names, so one “preset handling”</text:p>
          </draw:text-box>
        </draw:frame>
        <draw:connector draw:style-name="gr38" draw:text-style-name="P2" draw:layer="layout" draw:type="curve" svg:x1="11.319cm" svg:y1="24.23cm" svg:x2="14.335cm" svg:y2="22.272cm" svg:d="M11319 24230c2262 0 754-1958 3016-1958" svg:viewBox="0 0 3017 1959">
          <text:p/>
        </draw:connector>
        <draw:connector draw:style-name="gr43" draw:text-style-name="P2" draw:layer="layout" draw:line-skew="-1.935cm" svg:x1="3.975cm" svg:y1="15.332cm" svg:x2="8.99cm" svg:y2="17.59cm" draw:start-shape="id15" draw:start-glue-point="7" draw:end-shape="id9" draw:end-glue-point="3" svg:d="M3975 15332h585v2258h4430" svg:viewBox="0 0 5016 2259">
          <text:p/>
        </draw:connector>
        <draw:custom-shape draw:style-name="gr20" draw:text-style-name="P2" xml:id="id15" draw:id="id15" draw:layer="layout" svg:width="0.6cm" svg:height="0.6cm" svg:x="3.375cm" svg:y="15.0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9" draw:text-style-name="P13" draw:layer="layout" svg:width="4.445cm" svg:height="2.205cm" svg:x="4.81cm" svg:y="15.305cm">
          <draw:text-box>
            <text:p><text:span text:style-name="T6">ButtonPreset1,</text:span></text:p>
            <text:p><text:span text:style-name="T6">ButtonPreset2,</text:span></text:p>
            <text:p><text:span text:style-name="T6">ButtonPreset3</text:span></text:p>
            <text:p><text:span text:style-name="T6">/startMpdPlayback()</text:span></text:p>
          </draw:text-box>
        </draw:frame>
        <draw:connector draw:style-name="gr43" draw:text-style-name="P2" draw:layer="layout" draw:line-skew="0.709cm" svg:x1="3.675cm" svg:y1="15.632cm" svg:x2="9.573cm" svg:y2="18.78cm" draw:start-shape="id15" draw:start-glue-point="6" draw:end-shape="id9" draw:end-glue-point="5" svg:d="M3675 15632v4418h5898v-1270" svg:viewBox="0 0 5899 4419">
          <text:p/>
        </draw:connector>
        <draw:frame draw:style-name="gr52" draw:text-style-name="P13" draw:layer="layout" svg:width="4.127cm" svg:height="1.673cm" svg:x="4.492cm" svg:y="18.245cm">
          <draw:text-box>
            <text:p text:style-name="P12">[isMpdPlaying]</text:p>
            <text:p text:style-name="P12">ButtonOradioAP</text:p>
            <text:p text:style-name="P12">/startOradioAP</text:p>
          </draw:text-box>
        </draw:frame>
        <draw:connector draw:style-name="gr43" draw:text-style-name="P2" draw:layer="layout" draw:line-skew="1.721cm" svg:x1="3.675cm" svg:y1="15.632cm" svg:x2="15.923cm" svg:y2="18.78cm" draw:start-shape="id15" draw:start-glue-point="6" draw:end-shape="id10" draw:end-glue-point="5" svg:d="M3675 15632v5370h12248v-2222" svg:viewBox="0 0 12249 5371">
          <text:p/>
        </draw:connector>
        <draw:frame draw:style-name="gr52" draw:text-style-name="P13" draw:layer="layout" svg:width="4.127cm" svg:height="1.673cm" svg:x="11.96cm" svg:y="19.347cm">
          <draw:text-box>
            <text:p text:style-name="P12">[isSpotifyPlaying]</text:p>
            <text:p text:style-name="P12">ButtonOradioAP</text:p>
            <text:p text:style-name="P12">/startOradioAP</text:p>
          </draw:text-box>
        </draw:frame>
      </draw:page>
      <draw:page draw:name="page3" draw:style-name="dp1" draw:master-page-name="Default">
        <draw:g draw:style-name="gr4">
          <draw:frame draw:style-name="gr7" draw:text-style-name="P4" draw:layer="layout" svg:width="4.194cm" svg:height="0.617cm" svg:x="6.013cm" svg:y="21.042cm">
            <draw:text-box>
              <text:p text:style-name="P3"><text:span text:style-name="T1">UsbMusicPlaying</text:span></text:p>
            </draw:text-box>
          </draw:frame>
          <draw:rect draw:style-name="gr5" draw:text-style-name="P2" draw:layer="layout" svg:width="4.194cm" svg:height="2.49cm" svg:x="6cm" svg:y="21.052cm" draw:corner-radius="0.5cm">
            <text:p/>
          </draw:rect>
          <draw:line draw:style-name="gr8" draw:text-style-name="P2" draw:layer="layout" svg:x1="6.001cm" svg:y1="21.659cm" svg:x2="10.192cm" svg:y2="21.658cm">
            <text:p/>
          </draw:line>
        </draw:g>
        <draw:g draw:style-name="gr4">
          <draw:frame draw:style-name="gr7" draw:text-style-name="P4" draw:layer="layout" svg:width="4.194cm" svg:height="0.617cm" svg:x="12.998cm" svg:y="20.725cm">
            <draw:text-box>
              <text:p text:style-name="P3"><text:span text:style-name="T1">WebRadioPlaying</text:span></text:p>
            </draw:text-box>
          </draw:frame>
          <draw:rect draw:style-name="gr5" draw:text-style-name="P2" draw:layer="layout" svg:width="4.194cm" svg:height="2.49cm" svg:x="12.985cm" svg:y="20.735cm" draw:corner-radius="0.5cm">
            <text:p/>
          </draw:rect>
          <draw:line draw:style-name="gr8" draw:text-style-name="P2" draw:layer="layout" svg:x1="12.986cm" svg:y1="21.342cm" svg:x2="17.177cm" svg:y2="21.341cm">
            <text:p/>
          </draw:line>
        </draw:g>
        <draw:g draw:style-name="gr4">
          <draw:frame draw:style-name="gr7" draw:text-style-name="P4" draw:layer="layout" svg:width="4.194cm" svg:height="0.617cm" svg:x="10.458cm" svg:y="13.105cm">
            <draw:text-box>
              <text:p text:style-name="P3"><text:span text:style-name="T1">SpotifyPlaying</text:span></text:p>
            </draw:text-box>
          </draw:frame>
          <draw:rect draw:style-name="gr5" draw:text-style-name="P2" draw:layer="layout" svg:width="4.194cm" svg:height="2.49cm" svg:x="10.445cm" svg:y="13.115cm" draw:corner-radius="0.5cm">
            <text:p/>
          </draw:rect>
          <draw:line draw:style-name="gr8" draw:text-style-name="P2" draw:layer="layout" svg:x1="10.446cm" svg:y1="13.722cm" svg:x2="14.637cm" svg:y2="13.721cm">
            <text:p/>
          </draw:line>
        </draw:g>
        <draw:connector draw:style-name="gr53" draw:text-style-name="P2" draw:layer="layout" svg:x1="4.881cm" svg:y1="4.211cm" svg:x2="3.428cm" svg:y2="8.347cm" svg:d="M4881 4211v2068h-1453v2068" svg:viewBox="0 0 1454 4137">
          <text:p/>
        </draw:connector>
        <draw:frame draw:style-name="gr42" draw:text-style-name="P24" draw:layer="layout" svg:width="5.715cm" svg:height="3.095cm" svg:x="2.905cm" svg:y="9.572cm">
          <draw:text-box>
            <text:p text:style-name="P27">ButtonPlay</text:p>
            <text:p>ButtonPreset1</text:p>
            <text:p>ButtonPreset2</text:p>
            <text:p>ButtonPreset3</text:p>
          </draw:text-box>
        </draw:frame>
        <draw:frame draw:style-name="gr52" draw:text-style-name="P24" draw:layer="layout" svg:width="8.573cm" svg:height="1.27cm" svg:x="10.525cm" svg:y="23.225cm">
          <draw:text-box>
            <text:p>mpd_control.play(Presetx)</text:p>
          </draw:text-box>
        </draw:frame>
        <draw:line draw:style-name="gr8" draw:text-style-name="P2" draw:layer="layout" svg:x1="2.587cm" svg:y1="17.192cm" svg:x2="18.462cm" svg:y2="17.192cm">
          <text:p/>
        </draw:line>
        <draw:frame draw:style-name="gr54" draw:text-style-name="P24" draw:layer="layout" svg:width="13.335cm" svg:height="2.384cm" svg:x="4.81cm" svg:y="18.145cm">
          <draw:text-box>
            <text:p>MPD</text:p>
            <text:p>Weet welke muziek bron op een preset staat.</text:p>
          </draw:text-box>
        </draw:frame>
        <draw:g draw:style-name="gr4">
          <draw:frame draw:style-name="gr7" draw:text-style-name="P4" draw:layer="layout" svg:width="4.194cm" svg:height="0.617cm" svg:x="4.188cm" svg:y="13.065cm">
            <draw:text-box>
              <text:p text:style-name="P3"><text:span text:style-name="T1">MpdMusicPlaying</text:span></text:p>
            </draw:text-box>
          </draw:frame>
          <draw:rect draw:style-name="gr5" draw:text-style-name="P2" draw:layer="layout" svg:width="4.194cm" svg:height="2.49cm" svg:x="4.175cm" svg:y="13.075cm" draw:corner-radius="0.5cm">
            <text:p/>
          </draw:rect>
          <draw:line draw:style-name="gr8" draw:text-style-name="P2" draw:layer="layout" svg:x1="4.176cm" svg:y1="13.682cm" svg:x2="8.367cm" svg:y2="13.681cm">
            <text:p/>
          </draw:line>
        </draw:g>
        <draw:frame draw:style-name="gr55" draw:text-style-name="P24" draw:layer="layout" svg:width="5.08cm" svg:height="2.54cm" svg:x="10.207cm" svg:y="10.207cm">
          <draw:text-box>
            <text:p>ButtonPlay</text:p>
          </draw:text-box>
        </draw:frame>
        <draw:frame draw:style-name="gr56" draw:text-style-name="P28" draw:layer="layout" svg:width="20.636cm" svg:height="6.483cm" svg:x="0.365cm" svg:y="25.949cm">
          <draw:text-box>
            <text:p text:style-name="P7"><text:span text:style-name="T4">Separate monitor/state machine (preferred for modularity)</text:span></text:p>
            <text:p text:style-name="P7"><text:span text:style-name="T4">Model a separate state machine (or component) that tracks SpotifyConnected/Disconnected and emits events (SpotifyConnected, SpotifyDisconnected).</text:span></text:p>
            <text:p text:style-name="P7"><text:span text:style-name="T4">In the playback state machine use guards or event-triggered transitions: </text:span></text:p>
            <text:p text:style-name="P7"><text:span text:style-name="T4">On SpotifyConnected (or guard isSpotifyConnected()) → SpotifyPlaying</text:span></text:p>
            <text:p text:style-name="P7"><text:span text:style-name="T4">On SpotifyDisconnected → MpdMusicPlaying</text:span></text:p>
            <text:p text:style-name="P7"><text:span text:style-name="T4">This keeps concerns separated; communicate via events or a shared condition.</text:span></text:p>
            <text:p text:style-name="P7"><text:span text:style-name="T7"/></text:p>
          </draw:text-box>
        </draw:frame>
      </draw:page>
      <draw:page draw:name="page4" draw:style-name="dp1" draw:master-page-name="Default">
        <draw:custom-shape draw:style-name="gr57" draw:text-style-name="P2" draw:layer="layout" svg:width="11.43cm" svg:height="21.59cm" svg:x="2.022cm" svg:y="5.1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4cm" svg:height="0.4cm" svg:x="8.685cm" svg:y="4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2" draw:text-style-name="P1" draw:layer="layout" svg:width="0.4cm" svg:height="0.4cm" svg:x="6.177cm" svg:y="26.4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6cm" svg:height="0.6cm" svg:x="6.077cm" svg:y="26.3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2" draw:text-style-name="P16" draw:layer="layout" svg:width="3.81cm" svg:height="0.635cm" svg:x="3.54cm" svg:y="4.492cm">
          <text:p text:style-name="P15">Main Control</text:p>
          <draw:enhanced-geometry svg:viewBox="0 0 21600 21600" draw:type="rectangle" draw:enhanced-path="M 0 0 L 21600 0 21600 21600 0 21600 0 0 Z N"/>
        </draw:custom-shape>
        <draw:g draw:style-name="gr4" xml:id="id21" draw:id="id21">
          <draw:frame draw:style-name="gr7" draw:text-style-name="P30" draw:layer="layout" svg:width="3.108cm" svg:height="0.496cm" svg:x="2.554cm" svg:y="12.711cm">
            <draw:text-box>
              <text:p text:style-name="P29"><text:span text:style-name="T1">ColdStartup</text:span></text:p>
            </draw:text-box>
          </draw:frame>
          <draw:rect draw:style-name="gr41" draw:text-style-name="P32" draw:layer="layout" svg:width="3.108cm" svg:height="2cm" svg:x="2.544cm" svg:y="12.719cm" draw:corner-radius="0.5cm">
            <text:p text:style-name="P31"><text:span text:style-name="T4">entry/</text:span></text:p>
            <text:p text:style-name="P31"><text:span text:style-name="T4">exit/</text:span></text:p>
          </draw:rect>
          <draw:line draw:style-name="gr8" draw:text-style-name="P33" draw:layer="layout" svg:x1="2.545cm" svg:y1="13.207cm" svg:x2="5.651cm" svg:y2="13.206cm">
            <text:p/>
          </draw:line>
        </draw:g>
        <draw:g draw:style-name="gr4" xml:id="id19" draw:id="id19">
          <draw:frame draw:style-name="gr7" draw:text-style-name="P30" draw:layer="layout" svg:width="3.578cm" svg:height="0.433cm" svg:x="4.333cm" svg:y="15.596cm">
            <draw:text-box>
              <text:p text:style-name="P29"><text:span text:style-name="T1">Standby</text:span></text:p>
            </draw:text-box>
          </draw:frame>
          <draw:rect draw:style-name="gr41" draw:text-style-name="P35" draw:layer="layout" svg:width="3.578cm" svg:height="1.746cm" svg:x="4.323cm" svg:y="15.602cm" draw:corner-radius="0.5cm">
            <text:p text:style-name="P34"><text:span text:style-name="T7">entry/</text:span></text:p>
            <text:p text:style-name="P34"><text:span text:style-name="T7">exit/</text:span></text:p>
          </draw:rect>
          <draw:line draw:style-name="gr8" draw:text-style-name="P33" draw:layer="layout" svg:x1="4.323cm" svg:y1="16.029cm" svg:x2="7.898cm" svg:y2="16.028cm">
            <text:p/>
          </draw:line>
        </draw:g>
        <draw:connector draw:style-name="gr45" draw:text-style-name="P37" draw:layer="layout" svg:x1="7.831cm" svg:y1="20.308cm" svg:x2="5.425cm" svg:y2="22.614cm" draw:start-shape="id16" draw:start-glue-point="5" draw:end-shape="id17" draw:end-glue-point="0" svg:d="M7831 20308h-2406v2306" svg:viewBox="0 0 2407 2307">
          <text:p text:style-name="P36"><text:span text:style-name="T8"/></text:p>
        </draw:connector>
        <draw:g draw:style-name="gr4" xml:id="id18" draw:id="id18">
          <draw:frame draw:style-name="gr7" draw:text-style-name="P30" draw:layer="layout" svg:width="3.108cm" svg:height="0.495cm" svg:x="9.634cm" svg:y="22.566cm">
            <draw:text-box>
              <text:p text:style-name="P29"><text:span text:style-name="T9">SpotifyPlaying</text:span></text:p>
            </draw:text-box>
          </draw:frame>
          <draw:rect draw:style-name="gr5" draw:text-style-name="P33" draw:layer="layout" svg:width="3.107cm" svg:height="2cm" svg:x="9.625cm" svg:y="22.574cm" draw:corner-radius="0.5cm">
            <text:p/>
          </draw:rect>
          <draw:line draw:style-name="gr8" draw:text-style-name="P33" draw:layer="layout" svg:x1="9.625cm" svg:y1="23.062cm" svg:x2="12.731cm" svg:y2="23.061cm">
            <text:p/>
          </draw:line>
        </draw:g>
        <draw:g draw:style-name="gr4" xml:id="id17" draw:id="id17">
          <draw:frame draw:style-name="gr7" draw:text-style-name="P30" draw:layer="layout" svg:width="3.107cm" svg:height="0.496cm" svg:x="3.877cm" svg:y="22.614cm">
            <draw:text-box>
              <text:p text:style-name="P29"><text:span text:style-name="T10">MpdMusicPlaying</text:span></text:p>
            </draw:text-box>
          </draw:frame>
          <draw:rect draw:style-name="gr5" draw:text-style-name="P33" draw:layer="layout" svg:width="3.108cm" svg:height="2cm" svg:x="3.867cm" svg:y="22.622cm" draw:corner-radius="0.5cm">
            <text:p/>
          </draw:rect>
          <draw:line draw:style-name="gr8" draw:text-style-name="P33" draw:layer="layout" svg:x1="3.868cm" svg:y1="23.11cm" svg:x2="6.974cm" svg:y2="23.109cm">
            <text:p/>
          </draw:line>
        </draw:g>
        <draw:connector draw:style-name="gr45" draw:text-style-name="P37" draw:layer="layout" svg:x1="8.276cm" svg:y1="20.308cm" svg:x2="11.183cm" svg:y2="22.566cm" draw:start-shape="id16" draw:start-glue-point="7" draw:end-shape="id18" draw:end-glue-point="0" svg:d="M8276 20308h2907v2258" svg:viewBox="0 0 2908 2259">
          <text:p text:style-name="P36"><text:span text:style-name="T8">`</text:span></text:p>
        </draw:connector>
        <draw:custom-shape draw:style-name="gr58" draw:text-style-name="P37" xml:id="id16" draw:id="id16" draw:layer="layout" svg:width="0.445cm" svg:height="0.482cm" svg:x="7.831cm" svg:y="20.067cm">
          <text:p text:style-name="P36"><text:span text:style-name="T8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5" draw:text-style-name="P37" draw:layer="layout" svg:x1="6.117cm" svg:y1="17.348cm" svg:x2="4.012cm" svg:y2="18.708cm" draw:start-shape="id19" draw:start-glue-point="2" draw:end-shape="id20" draw:end-glue-point="4" svg:d="M6117 17348v668h-2105v692" svg:viewBox="0 0 2106 1361">
          <text:p text:style-name="P36"><text:span text:style-name="T8"/></text:p>
        </draw:connector>
        <draw:connector draw:style-name="gr45" draw:text-style-name="P38" draw:layer="layout" svg:x1="4.103cm" svg:y1="14.719cm" svg:x2="6.117cm" svg:y2="15.596cm" draw:start-shape="id21" draw:start-glue-point="2" draw:end-shape="id19" draw:end-glue-point="0" svg:d="M4103 14719v439h2014v438" svg:viewBox="0 0 2015 878">
          <text:p text:style-name="P36"><text:span text:style-name="T11"/></text:p>
        </draw:connector>
        <draw:custom-shape draw:style-name="gr58" draw:text-style-name="P37" xml:id="id20" draw:id="id20" draw:layer="layout" svg:width="0.445cm" svg:height="0.482cm" svg:x="3.789cm" svg:y="18.708cm">
          <text:p text:style-name="P36"><text:span text:style-name="T8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5" draw:text-style-name="P37" draw:layer="layout" svg:x1="4.234cm" svg:y1="18.949cm" svg:x2="8.054cm" svg:y2="20.067cm" draw:start-shape="id20" draw:start-glue-point="7" draw:end-shape="id16" draw:end-glue-point="4" svg:d="M4234 18949h3820v1118" svg:viewBox="0 0 3821 1119">
          <text:p text:style-name="P36"><text:span text:style-name="T8"/></text:p>
        </draw:connector>
        <draw:connector draw:style-name="gr45" draw:text-style-name="P37" draw:layer="layout" svg:x1="4.012cm" svg:y1="19.19cm" svg:x2="3.867cm" svg:y2="23.618cm" draw:start-shape="id20" draw:start-glue-point="6" draw:end-shape="id17" draw:end-glue-point="3" svg:d="M4012 19190v1725h-646v2703h501" svg:viewBox="0 0 647 4429">
          <text:p text:style-name="P36"><text:span text:style-name="T8"/></text:p>
        </draw:connector>
        <draw:connector draw:style-name="gr45" draw:text-style-name="P37" draw:layer="layout" svg:x1="3.789cm" svg:y1="18.949cm" svg:x2="4.323cm" svg:y2="16.472cm" draw:start-shape="id20" draw:start-glue-point="5" draw:end-shape="id19" draw:end-glue-point="3" svg:d="M3789 18949h-526v-2477h1060" svg:viewBox="0 0 1061 2478">
          <text:p text:style-name="P36"><text:span text:style-name="T8"/></text:p>
        </draw:connector>
        <draw:g draw:style-name="gr1">
          <draw:custom-shape draw:style-name="gr2" draw:text-style-name="P1" draw:layer="layout" svg:width="0.4cm" svg:height="0.4cm" svg:x="13.27cm" svg:y="15.7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6cm" svg:height="0.6cm" svg:x="13.17cm" svg:y="15.6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9" draw:text-style-name="P2" draw:layer="layout" svg:width="5.23cm" svg:height="5.345cm" svg:x="14.502cm" svg:y="21.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16" draw:layer="layout" svg:width="3.392cm" svg:height="0.635cm" svg:x="15.07cm" svg:y="20.685cm">
          <text:p text:style-name="P15">WebService</text:p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5.23cm" svg:height="5.345cm" svg:x="14.503cm" svg:y="14.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16" draw:layer="layout" svg:width="3.392cm" svg:height="0.635cm" svg:x="15.071cm" svg:y="13.385cm">
          <text:p text:style-name="P15">ErrorHandler</text:p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5.23cm" svg:height="5.345cm" svg:x="14.504cm" svg:y="7.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16" draw:layer="layout" svg:width="3.392cm" svg:height="0.635cm" svg:x="15.072cm" svg:y="6.685cm">
          <text:p text:style-name="P15">SpotifyHandl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13" draw:display-name="Arrowheads 13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3" draw:display-name="Arrowheads 3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3T16:23:47.322558208</meta:creation-date>
    <meta:generator>LibreOffice/24.2.7.2$Linux_X86_64 LibreOffice_project/420$Build-2</meta:generator>
    <dc:date>2026-04-07T18:03:14.564557526</dc:date>
    <meta:editing-duration>PT1H22M26S</meta:editing-duration>
    <meta:editing-cycles>12</meta:editing-cycles>
    <meta:print-date>2026-04-03T16:45:26.431431754</meta:print-date>
    <meta:document-statistic meta:object-count="2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/>
    <style:font-face style:name="Liberation Mono" svg:font-family="'Liberation Mono'" style:font-family-generic="moder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a2dbb" officeooo:paragraph-rsid="000a2dbb"/>
    </style:style>
    <style:style style:name="T1" style:family="text">
      <style:text-properties style:font-name="Liberation Mono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/>
    <style:font-face style:name="Liberation Mono" svg:font-family="'Liberation Mono'" style:font-family-generic="moder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